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endererQualificationResponse-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endererQualificationResponse">
            <text:p>TendererQualificationResponse</text:p>
          </table:table-cell>
          <table:table-cell table:style-name="ce7" office:value-type="string" office:string-value="Tenderer Qualification Response. Details">
            <text:p>Tenderer Qualification Response. Details</text:p>
          </table:table-cell>
          <table:table-cell table:style-name="ce7" office:value-type="string" office:string-value=""/>
          <table:table-cell table:style-name="ce7" office:value-type="string" office:string-value="Tenderer Qualification Response">
            <text:p>Tenderer Qualification Response</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ABIE">
            <text:p>ABIE</text:p>
          </table:table-cell>
          <table:table-cell table:style-name="ce7" office:value-type="string" office:string-value="A document issued by a procurement organization to notify an economic operator whether it has been admitted to or excluded from the tendering process.">
            <text:p>A document issued by a procurement organization to notify an economic operator whether it has been admitted to or excluded from the tendering process.</text:p>
          </table:table-cell>
          <table:table-cell table:style-name="ce7" office:value-type="string" office:string-value=""/>
          <table:table-cell table:style-name="ce7" office:value-type="string"/>
          <table:table-cell table:style-name="ce7" office:value-type="string" office:string-value="2.1">
            <text:p>2.1</text:p>
          </table:table-cell>
          <table:table-cell table:style-name="ce7" office:value-type="string" office:string-value=""/>
          <table:table-cell table:style-name="ce7" office:value-type="string" office:string-value=""/>
          <table:table-cell table:style-name="ce7" office:value-type="string" office:string-value="Procurement">
            <text:p>Procurement</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Tenderer Qualification Response. UBL Version Identifier. Identifier">
            <text:p>Tenderer Qualification Response. UBL Version Identifier. Identifier</text:p>
          </table:table-cell>
          <table:table-cell table:style-name="ce8" office:value-type="string" office:string-value=""/>
          <table:table-cell office:value-type="string" table:style-name="ce8" office:string-value="Tenderer Qualification Response">
            <text:p>Tenderer Qualification Response</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8" office:string-value="2.0.5">
            <text:p>2.0.5</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Tenderer Qualification Response. Customization Identifier. Identifier">
            <text:p>Tenderer Qualification Response. Customization Identifier. Identifier</text:p>
          </table:table-cell>
          <table:table-cell table:style-name="ce8" office:value-type="string" office:string-value=""/>
          <table:table-cell office:value-type="string" table:style-name="ce8" office:string-value="Tenderer Qualification Response">
            <text:p>Tenderer Qualification Response</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office:value-type="string" table:style-name="ce8" office:string-value="NES">
            <text:p>NES</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Tenderer Qualification Response. Profile Identifier. Identifier">
            <text:p>Tenderer Qualification Response. Profile Identifier. Identifier</text:p>
          </table:table-cell>
          <table:table-cell table:style-name="ce8" office:value-type="string" office:string-value=""/>
          <table:table-cell office:value-type="string" table:style-name="ce8" office:string-value="Tenderer Qualification Response">
            <text:p>Tenderer Qualification Response</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office:value-type="string" table:style-name="ce8" office:string-value="BasicProcurementProcess">
            <text:p>BasicProcurementProcess</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Tenderer Qualification Response. Profile Execution Identifier. Identifier">
            <text:p>Tenderer Qualification Response. Profile Execution Identifier. Identifier</text:p>
          </table:table-cell>
          <table:table-cell table:style-name="ce8" office:value-type="string" office:string-value=""/>
          <table:table-cell office:value-type="string" table:style-name="ce8" office:string-value="Tenderer Qualification Response">
            <text:p>Tenderer Qualification Response</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8" office:string-value="BPP-1001">
            <text:p>BPP-1001</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Tenderer Qualification Response. Identifier">
            <text:p>Tenderer Qualification Response. Identifier</text:p>
          </table:table-cell>
          <table:table-cell table:style-name="ce8" office:value-type="string" office:string-value=""/>
          <table:table-cell office:value-type="string" table:style-name="ce8" office:string-value="Tenderer Qualification Response">
            <text:p>Tenderer Qualification Response</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8" office:string-value="Tenderer Qualification Response. Copy_ Indicator. Indicator">
            <text:p>Tenderer Qualification Response. Copy_ Indicator. Indicator</text:p>
          </table:table-cell>
          <table:table-cell table:style-name="ce8" office:value-type="string" office:string-value=""/>
          <table:table-cell office:value-type="string" table:style-name="ce8" office:string-value="Tenderer Qualification Response">
            <text:p>Tenderer Qualification Response</text:p>
          </table:table-cell>
          <table:table-cell office:value-type="string" table:style-name="ce8" office:string-value="Copy">
            <text:p>Copy</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8]&lt;&gt;&quot;&quot;;CONCATENATE([.F8];&quot; &quot;;[.G8]);[.G8])"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8]&lt;&gt;&quot;&quot;;CONCATENATE([.J8];&quot;_ &quot;;[.I8];&quot;. Type&quot;);CONCATENATE([.I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8" office:string-value="Tenderer Qualification Response. UUID. Identifier">
            <text:p>Tenderer Qualification Response. UUID. Identifier</text:p>
          </table:table-cell>
          <table:table-cell table:style-name="ce8" office:value-type="string" office:string-value=""/>
          <table:table-cell office:value-type="string" table:style-name="ce8" office:string-value="Tenderer Qualification Response">
            <text:p>Tenderer Qualification Response</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9]&lt;&gt;&quot;&quot;;CONCATENATE([.F9];&quot; &quot;;[.G9]);[.G9])"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8" office:string-value="Tenderer Qualification Response. Contract Folder Identifier. Identifier">
            <text:p>Tenderer Qualification Response. Contract Folder Identifier. Identifier</text:p>
          </table:table-cell>
          <table:table-cell table:style-name="ce8" office:value-type="string" office:string-value=""/>
          <table:table-cell office:value-type="string" table:style-name="ce8" office:string-value="Tenderer Qualification Response">
            <text:p>Tenderer Qualification Response</text:p>
          </table:table-cell>
          <table:table-cell table:style-name="ce8" office:value-type="string" office:string-value=""/>
          <table:table-cell office:value-type="string" table:style-name="ce8" office:string-value="Contract Folder">
            <text:p>Contract Folder</text:p>
          </table:table-cell>
          <table:table-cell office:value-type="string" table:style-name="ce8" office:string-value="Identifier">
            <text:p>Identifier</text:p>
          </table:table-cell>
          <table:table-cell office:value-type="string" table:style-name="ce3" table:formula="of:=IF([.F10]&lt;&gt;&quot;&quot;;CONCATENATE([.F10];&quot; &quot;;[.G10]);[.G10])" office:string-value="Contract Folder Identifier">
            <text:p>Contract Folder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10]&lt;&gt;&quot;&quot;;CONCATENATE([.J10];&quot;_ &quot;;[.I10];&quot;. Type&quot;);CONCATENATE([.I10];&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assigned by the sender, for the process file (i.e., record) to which this document belongs.">
            <text:p>An identifier, assigned by the sender, for the process file (i.e., record) to which this document belongs.</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ContractName">
            <text:p>ContractName</text:p>
          </table:table-cell>
          <table:table-cell office:value-type="string" table:style-name="ce8" office:string-value="Tenderer Qualification Response. Contract Name. Text">
            <text:p>Tenderer Qualification Response. Contract Name. Text</text:p>
          </table:table-cell>
          <table:table-cell table:style-name="ce8" office:value-type="string" office:string-value=""/>
          <table:table-cell office:value-type="string" table:style-name="ce8" office:string-value="Tenderer Qualification Response">
            <text:p>Tenderer Qualification Response</text:p>
          </table:table-cell>
          <table:table-cell table:style-name="ce8" office:value-type="string" office:string-value=""/>
          <table:table-cell office:value-type="string" table:style-name="ce8" office:string-value="Contract">
            <text:p>Contract</text:p>
          </table:table-cell>
          <table:table-cell office:value-type="string" table:style-name="ce8" office:string-value="Name">
            <text:p>Name</text:p>
          </table:table-cell>
          <table:table-cell office:value-type="string" table:style-name="ce3" table:formula="of:=IF([.F11]&lt;&gt;&quot;&quot;;CONCATENATE([.F11];&quot; &quot;;[.G11]);[.G11])" office:string-value="Contract Name">
            <text:p>Contract Name</text:p>
          </table:table-cell>
          <table:table-cell office:value-type="string" table:style-name="ce8" office:string-value="Text">
            <text:p>Text</text:p>
          </table:table-cell>
          <table:table-cell table:style-name="ce8" office:value-type="string" office:string-value=""/>
          <table:table-cell office:value-type="string" table:style-name="ce3" table:formula="of:=IF([.J11]&lt;&gt;&quot;&quot;;CONCATENATE([.J11];&quot;_ &quot;;[.I11];&quot;. Type&quot;);CONCATENATE([.I11];&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Short title of a contract associated with this Tender.">
            <text:p>Short title of a contract associated with this Tender.</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Date">
            <text:p>IssueDate</text:p>
          </table:table-cell>
          <table:table-cell office:value-type="string" table:style-name="ce8" office:string-value="Tenderer Qualification Response. Issue Date. Date">
            <text:p>Tenderer Qualification Response. Issue Date. Date</text:p>
          </table:table-cell>
          <table:table-cell table:style-name="ce8" office:value-type="string" office:string-value=""/>
          <table:table-cell office:value-type="string" table:style-name="ce8" office:string-value="Tenderer Qualification Response">
            <text:p>Tenderer Qualification Response</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2]&lt;&gt;&quot;&quot;;CONCATENATE([.F12];&quot; &quot;;[.G12]);[.G12])"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2]&lt;&gt;&quot;&quot;;CONCATENATE([.J12];&quot;_ &quot;;[.I12];&quot;. Type&quot;);CONCATENATE([.I12];&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IssueTime">
            <text:p>IssueTime</text:p>
          </table:table-cell>
          <table:table-cell office:value-type="string" table:style-name="ce8" office:string-value="Tenderer Qualification Response. Issue Time. Time">
            <text:p>Tenderer Qualification Response. Issue Time. Time</text:p>
          </table:table-cell>
          <table:table-cell table:style-name="ce8" office:value-type="string" office:string-value=""/>
          <table:table-cell office:value-type="string" table:style-name="ce8" office:string-value="Tenderer Qualification Response">
            <text:p>Tenderer Qualification Response</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3]&lt;&gt;&quot;&quot;;CONCATENATE([.F13];&quot; &quot;;[.G13]);[.G13])"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3]&lt;&gt;&quot;&quot;;CONCATENATE([.J13];&quot;_ &quot;;[.I13];&quot;. Type&quot;);CONCATENATE([.I13];&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8" office:string-value="Tenderer Qualification Response. Note. Text">
            <text:p>Tenderer Qualification Response. Note. Text</text:p>
          </table:table-cell>
          <table:table-cell table:style-name="ce8" office:value-type="string" office:string-value=""/>
          <table:table-cell office:value-type="string" table:style-name="ce8" office:string-value="Tenderer Qualification Response">
            <text:p>Tenderer Qualification Response</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4]&lt;&gt;&quot;&quot;;CONCATENATE([.F14];&quot; &quot;;[.G14]);[.G14])"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4]&lt;&gt;&quot;&quot;;CONCATENATE([.J14];&quot;_ &quot;;[.I14];&quot;. Type&quot;);CONCATENATE([.I14];&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enderParty">
            <text:p>SenderParty</text:p>
          </table:table-cell>
          <table:table-cell table:style-name="ce9" office:value-type="string" office:string-value="Tenderer Qualification Response. Sender_ Party. Party">
            <text:p>Tenderer Qualification Response. Sender_ Party. Party</text:p>
          </table:table-cell>
          <table:table-cell table:style-name="ce9" office:value-type="string" office:string-value=""/>
          <table:table-cell table:style-name="ce9" office:value-type="string" office:string-value="Tenderer Qualification Response">
            <text:p>Tenderer Qualification Response</text:p>
          </table:table-cell>
          <table:table-cell table:style-name="ce9" office:value-type="string" office:string-value="Sender">
            <text:p>Sender</text:p>
          </table:table-cell>
          <table:table-cell table:style-name="ce9" office:value-type="string" office:string-value=""/>
          <table:table-cell table:style-name="ce9" office:value-type="string" office:string-value=""/>
          <table:table-cell table:style-name="ce9" table:formula="of:=[.M15]"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party sending this message.">
            <text:p>The party sending this messag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ReceiverParty">
            <text:p>ReceiverParty</text:p>
          </table:table-cell>
          <table:table-cell table:style-name="ce9" office:value-type="string" office:string-value="Tenderer Qualification Response. Receiver_ Party. Party">
            <text:p>Tenderer Qualification Response. Receiver_ Party. Party</text:p>
          </table:table-cell>
          <table:table-cell table:style-name="ce9" office:value-type="string" office:string-value=""/>
          <table:table-cell table:style-name="ce9" office:value-type="string" office:string-value="Tenderer Qualification Response">
            <text:p>Tenderer Qualification Response</text:p>
          </table:table-cell>
          <table:table-cell table:style-name="ce9" office:value-type="string" office:string-value="Receiver">
            <text:p>Receiver</text:p>
          </table:table-cell>
          <table:table-cell table:style-name="ce9" office:value-type="string" office:string-value=""/>
          <table:table-cell table:style-name="ce9" office:value-type="string" office:string-value=""/>
          <table:table-cell table:style-name="ce9" table:formula="of:=[.M16]"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party receiving this message.">
            <text:p>The party receiving this messag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solutionDocumentReference">
            <text:p>ResolutionDocumentReference</text:p>
          </table:table-cell>
          <table:table-cell table:style-name="ce9" office:value-type="string" office:string-value="Tenderer Qualification Response. Resolution_ Document Reference. Document Reference">
            <text:p>Tenderer Qualification Response. Resolution_ Document Reference. Document Reference</text:p>
          </table:table-cell>
          <table:table-cell table:style-name="ce9" office:value-type="string" office:string-value=""/>
          <table:table-cell table:style-name="ce9" office:value-type="string" office:string-value="Tenderer Qualification Response">
            <text:p>Tenderer Qualification Response</text:p>
          </table:table-cell>
          <table:table-cell table:style-name="ce9" office:value-type="string" office:string-value="Resolution">
            <text:p>Resolution</text:p>
          </table:table-cell>
          <table:table-cell table:style-name="ce9" office:value-type="string" office:string-value=""/>
          <table:table-cell table:style-name="ce9" office:value-type="string" office:string-value=""/>
          <table:table-cell table:style-name="ce9" table:formula="of:=[.M17]"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A document (e.g., meeting minutes) relating to consideration of tenderer qualifications.">
            <text:p>A document (e.g., meeting minutes) relating to consideration of tenderer qualifications.</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QualificationResolution">
            <text:p>QualificationResolution</text:p>
          </table:table-cell>
          <table:table-cell table:style-name="ce9" office:value-type="string" office:string-value="Tenderer Qualification Response. Qualification Resolution">
            <text:p>Tenderer Qualification Response. Qualification Resolution</text:p>
          </table:table-cell>
          <table:table-cell table:style-name="ce9" office:value-type="string" office:string-value=""/>
          <table:table-cell table:style-name="ce9" office:value-type="string" office:string-value="Tenderer Qualification Response">
            <text:p>Tenderer Qualification Respons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8]" office:value-type="string" office:string-value="Qualification Resolution">
            <text:p>Qualification Resolution</text:p>
          </table:table-cell>
          <table:table-cell table:style-name="ce9" office:value-type="string" office:string-value="Qualification Resolution">
            <text:p>Qualification Resolution</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Qualification Resolution">
            <text:p>Qualification Resolution</text:p>
          </table:table-cell>
          <table:table-cell table:style-name="ce9" office:value-type="string" office:string-value=""/>
          <table:table-cell table:style-name="ce9" office:value-type="string" office:string-value="1..n">
            <text:p>1..n</text:p>
          </table:table-cell>
          <table:table-cell table:style-name="ce9" office:value-type="string" office:string-value="ASBIE">
            <text:p>ASBIE</text:p>
          </table:table-cell>
          <table:table-cell table:style-name="ce9" office:value-type="string" office:string-value="An association to the resolution that is being notified">
            <text:p>An association to the resolution that is being notifi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AppealTerms">
            <text:p>AppealTerms</text:p>
          </table:table-cell>
          <table:table-cell table:style-name="ce9" office:value-type="string" office:string-value="Tenderer Qualification Response. Appeal Terms">
            <text:p>Tenderer Qualification Response. Appeal Terms</text:p>
          </table:table-cell>
          <table:table-cell table:style-name="ce9" office:value-type="string" office:string-value=""/>
          <table:table-cell table:style-name="ce9" office:value-type="string" office:string-value="Tenderer Qualification Response">
            <text:p>Tenderer Qualification Respons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9]" office:value-type="string" office:string-value="Appeal Terms">
            <text:p>Appeal Terms</text:p>
          </table:table-cell>
          <table:table-cell table:style-name="ce9" office:value-type="string" office:string-value="Appeal Terms">
            <text:p>Appeal Terms</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Appeal Terms">
            <text:p>Appeal Terms</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erms of appeal for this tendering process.">
            <text:p>Terms of appeal for this tendering process.</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ignature">
            <text:p>Signature</text:p>
          </table:table-cell>
          <table:table-cell table:style-name="ce9" office:value-type="string" office:string-value="Tenderer Qualification Response. Signature">
            <text:p>Tenderer Qualification Response. Signature</text:p>
          </table:table-cell>
          <table:table-cell table:style-name="ce9" office:value-type="string" office:string-value=""/>
          <table:table-cell table:style-name="ce9" office:value-type="string" office:string-value="Tenderer Qualification Response">
            <text:p>Tenderer Qualification Respons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0]"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